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0000000A48B177EF08675ACE7.png" manifest:media-type="image/png"/>
  <manifest:file-entry manifest:full-path="Pictures/100002010000052800000079A76F982FB5CDBAB8.png" manifest:media-type="image/png"/>
  <manifest:file-entry manifest:full-path="Pictures/1000020100000387000002F6574C7707C52B4A7C.png" manifest:media-type="image/png"/>
  <manifest:file-entry manifest:full-path="Pictures/100002010000039B0000024C116DE9AF96BCE3B3.png" manifest:media-type="image/png"/>
  <manifest:file-entry manifest:full-path="Pictures/10000201000002B1000000C82BD93A73DCA81638.png" manifest:media-type="image/png"/>
  <manifest:file-entry manifest:full-path="Pictures/100002010000036D000000A8AF85E0D192F74D0F.png" manifest:media-type="image/png"/>
  <manifest:file-entry manifest:full-path="Pictures/10000201000002C30000009419EBAC9F68812AB0.png" manifest:media-type="image/png"/>
  <manifest:file-entry manifest:full-path="Pictures/10000201000004E5000000CA04FD901F8C39BD62.png" manifest:media-type="image/png"/>
  <manifest:file-entry manifest:full-path="Pictures/10000201000002D1000000945D945B7D9AC488D4.png" manifest:media-type="image/png"/>
  <manifest:file-entry manifest:full-path="Pictures/10000201000002BF00000029A5F26AA6E17ABB89.png" manifest:media-type="image/png"/>
  <manifest:file-entry manifest:full-path="Pictures/100002010000029800000209DE7144439BD82E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b5c" officeooo:paragraph-rsid="001eab5c"/>
    </style:style>
    <style:style style:name="P2" style:family="paragraph" style:parent-style-name="Standard">
      <style:text-properties officeooo:rsid="0021cd75" officeooo:paragraph-rsid="0021cd75"/>
    </style:style>
    <style:style style:name="T1" style:family="text">
      <style:text-properties officeooo:rsid="00202886"/>
    </style:style>
    <style:style style:name="T2" style:family="text">
      <style:text-properties officeooo:rsid="0020d244"/>
    </style:style>
    <style:style style:name="T3" style:family="text">
      <style:text-properties officeooo:rsid="0021cd75"/>
    </style:style>
    <style:style style:name="T4" style:family="text">
      <style:text-properties officeooo:rsid="002305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<draw:frame draw:style-name="fr1" draw:name="Image1" text:anchor-type="char" svg:width="6.6929in" svg:height="5.2516in" draw:z-index="0"><draw:image xlink:href="Pictures/100002010000029800000209DE7144439BD82E03.png" xlink:type="simple" xlink:show="embed" xlink:actuate="onLoad" loext:mime-type="image/png"/></draw:frame><text:s/></text:p>
      <text:p text:style-name="P1">2-</text:p>
      <text:p text:style-name="P1"/>
      <text:p text:style-name="P1"><draw:frame draw:style-name="fr1" draw:name="Image2" text:anchor-type="char" svg:width="6.6929in" svg:height="0.3902in" draw:z-index="1"><draw:image xlink:href="Pictures/10000201000002BF00000029A5F26AA6E17ABB89.png" xlink:type="simple" xlink:show="embed" xlink:actuate="onLoad" loext:mime-type="image/png"/></draw:frame>3-</text:p>
      <text:p text:style-name="P1"/>
      <text:p text:style-name="P1"><draw:frame draw:style-name="fr1" draw:name="Image3" text:anchor-type="char" svg:width="6.6929in" svg:height="1.0783in" draw:z-index="2"><draw:image xlink:href="Pictures/10000201000004E5000000CA04FD901F8C39BD62.png" xlink:type="simple" xlink:show="embed" xlink:actuate="onLoad" loext:mime-type="image/png"/></draw:frame><text:line-break/><text:span text:style-name="T1">4-</text:span></text:p>
      <text:p text:style-name="P1"><draw:frame draw:style-name="fr1" draw:name="Image7" text:anchor-type="char" svg:width="6.6929in" svg:height="1.2819in" draw:z-index="6"><draw:image xlink:href="Pictures/100002010000036D000000A8AF85E0D192F74D0F.png" xlink:type="simple" xlink:show="embed" xlink:actuate="onLoad" loext:mime-type="image/png"/></draw:frame><text:line-break/></text:p>
      <text:p text:style-name="P1"/>
      <text:p text:style-name="P2"><text:soft-page-break/>5-</text:p>
      <text:p text:style-name="P1"><draw:frame draw:style-name="fr3" draw:name="Image4" text:anchor-type="char" svg:x="0in" svg:y="0in" svg:width="6.6929in" svg:height="1.3736in" draw:z-index="3"><draw:image xlink:href="Pictures/10000201000002D1000000945D945B7D9AC488D4.png" xlink:type="simple" xlink:show="embed" xlink:actuate="onLoad" loext:mime-type="image/png"/></draw:frame><text:line-break/><text:span text:style-name="T3">6</text:span><text:span text:style-name="T2">-</text:span></text:p>
      <text:p text:style-name="P1"><draw:frame draw:style-name="fr1" draw:name="Image5" text:anchor-type="char" svg:width="6.6929in" svg:height="4.2634in" draw:z-index="4"><draw:image xlink:href="Pictures/100002010000039B0000024C116DE9AF96BCE3B3.png" xlink:type="simple" xlink:show="embed" xlink:actuate="onLoad" loext:mime-type="image/png"/></draw:frame><text:line-break/><text:span text:style-name="T3">7-</text:span></text:p>
      <text:p text:style-name="P1"><draw:frame draw:style-name="fr1" draw:name="Image6" text:anchor-type="char" svg:width="6.6929in" svg:height="5.6181in" draw:z-index="5"><draw:image xlink:href="Pictures/1000020100000387000002F6574C7707C52B4A7C.png" xlink:type="simple" xlink:show="embed" xlink:actuate="onLoad" loext:mime-type="image/png"/></draw:frame><text:soft-page-break/><text:line-break/><text:span text:style-name="T3">8-</text:span></text:p>
      <text:p text:style-name="P1">sudo docker inspect nginx_test1</text:p>
      <text:p text:style-name="P1"/>
      <text:p text:style-name="P2">9-</text:p>
      <text:p text:style-name="P2"><draw:frame draw:style-name="fr3" draw:name="Image8" text:anchor-type="char" svg:x="0in" svg:y="0in" svg:width="6.6929in" svg:height="0.6134in" draw:z-index="7"><draw:image xlink:href="Pictures/100002010000052800000079A76F982FB5CDBAB8.png" xlink:type="simple" xlink:show="embed" xlink:actuate="onLoad" loext:mime-type="image/png"/></draw:frame><text:line-break/><text:span text:style-name="T4">10-</text:span></text:p>
      <text:p text:style-name="P2"><draw:frame draw:style-name="fr1" draw:name="Image9" text:anchor-type="char" svg:width="6.6929in" svg:height="1.4008in" draw:z-index="8"><draw:image xlink:href="Pictures/10000201000002C30000009419EBAC9F68812AB0.png" xlink:type="simple" xlink:show="embed" xlink:actuate="onLoad" loext:mime-type="image/png"/></draw:frame><text:line-break/><text:span text:style-name="T4">11:14 -</text:span></text:p>
      <text:p text:style-name="P2"><draw:frame draw:style-name="fr2" draw:name="Image10" text:anchor-type="char" svg:width="6.6929in" svg:height="1.9425in" draw:z-index="9"><draw:image xlink:href="Pictures/10000201000002B1000000C82BD93A73DCA81638.png" xlink:type="simple" xlink:show="embed" xlink:actuate="onLoad" loext:mime-type="image/png"/></draw:frame><text:soft-page-break/></text:p>
      <text:p text:style-name="P2"/>
      <text:p text:style-name="P2"><draw:frame draw:style-name="fr1" draw:name="Image11" text:anchor-type="char" svg:width="6.6929in" svg:height="1.5591in" draw:z-index="10"><draw:image xlink:href="Pictures/10000201000002C0000000A48B177EF08675AC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6:32:33.472327270</meta:creation-date>
    <dc:date>2022-02-18T17:55:02.739124110</dc:date>
    <meta:editing-duration>PT1M27S</meta:editing-duration>
    <meta:editing-cycles>1</meta:editing-cycles>
    <meta:document-statistic meta:table-count="0" meta:image-count="11" meta:object-count="0" meta:page-count="4" meta:paragraph-count="14" meta:word-count="16" meta:character-count="67" meta:non-whitespace-character-count="55"/>
    <meta:generator>LibreOffice/6.4.7.2$Linux_X86_64 LibreOffice_project/40$Build-2</meta:generator>
  </office:meta>
</office:document-meta>
</file>